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 product write up</text:p>
      <text:p text:style-name="Standard"/>
      <text:p text:style-name="Standard">I will implement a CRUD (Create, Read, Update, Delete) functional application based around Magic: The Gathering card decks. The goal is to implement functionality for individual users, the decks those users own and the cards in them. A system for logging tournaments the users have atteneded will also be implemented if time permits.</text:p>
      <text:p text:style-name="Standard"/>
      <text:p text:style-name="Standard">I will construct user stories to discover the requirements of the application and from these create a product backlog of tasks to complete. I will use Trello to keep track of these user stories and track their progress.</text:p>
      <text:p text:style-name="Standard"/>
      <text:p text:style-name="Standard">I will persist data for my application in an in memory h2 database, the schema for which will be determined by a Java EE multi tier architecture. Java EE will also be used to manipulate the transfer of data from the database to the frontend via the use of object oriented programming.</text:p>
      <text:p text:style-name="Standard"/>
      <text:p text:style-name="Standard">I will use JUnit to test all the functionalities and methods in my API, aiming to achieve a minimum test coverage of 80% (using the ECL Emma Eclipse plugin). I will use SonarLint to perform static analysis on my Java code to regularly check for potential improvements, as well as frequent manual code review. I will use SureFire to produce reports of my testing. Towards the end of this project I will use Selenium to perform automated testing on each of the application's features.</text:p>
      <text:p text:style-name="Standard"/>
      <text:p text:style-name="Standard">I will use HTML, CSS (including CSS frameworks such as Bootstrap) to build a user friendly front end capable of requesting data from the h2 database. I will use the Javascript language to apply logic and functionality to elements on the webpages.</text:p>
      <text:p text:style-name="Standard"/>
      <text:p text:style-name="Standard">I will use the GitHub version control system to maintain the integrity of my code, using the 'branching' system available to work on implementing individual features of my projec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4T19:20:18.47</meta:creation-date>
    <dc:date>2019-06-14T19:51:33.96</dc:date>
    <meta:editing-duration>PT31M14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7" meta:word-count="302" meta:character-count="1764"/>
  </office:meta>
</office:document-meta>
</file>